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a7c0" officeooo:paragraph-rsid="0000a7c0"/>
    </style:style>
    <style:style style:name="P2" style:family="paragraph" style:parent-style-name="Standard">
      <style:text-properties officeooo:rsid="00020b0f" officeooo:paragraph-rsid="00020b0f"/>
    </style:style>
    <style:style style:name="P3" style:family="paragraph" style:parent-style-name="Standard">
      <style:text-properties fo:font-weight="bold" officeooo:rsid="0000a7c0" officeooo:paragraph-rsid="0000a7c0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officeooo:rsid="00020b0f" officeooo:paragraph-rsid="00038bd3"/>
    </style:style>
    <style:style style:name="P8" style:family="paragraph" style:parent-style-name="Text_20_body">
      <style:paragraph-properties fo:margin-top="0in" fo:margin-bottom="0in" style:contextual-spacing="false" fo:line-height="100%"/>
    </style:style>
    <style:style style:name="P9" style:family="paragraph" style:parent-style-name="Text_20_body">
      <style:paragraph-properties fo:margin-top="0in" fo:margin-bottom="0in" style:contextual-spacing="false" fo:line-height="100%"/>
      <style:text-properties fo:font-weight="bold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style:text-underline-style="solid" style:text-underline-width="auto" style:text-underline-color="font-color"/>
    </style:style>
    <style:style style:name="P11" style:family="paragraph" style:parent-style-name="Text_20_body">
      <style:text-properties officeooo:rsid="00020b0f" officeooo:paragraph-rsid="00038bd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0a7c0"/>
    </style:style>
    <style:style style:name="T3" style:family="text">
      <style:text-properties officeooo:rsid="00038bd3"/>
    </style:style>
    <style:style style:name="T4" style:family="text">
      <style:text-properties officeooo:rsid="0004d2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ased on <text:a xlink:type="simple" xlink:href="https://docs.google.com/document/d/1E_aW4KAnANTQRLFov8W6GwaKPuOoOudgvKbl-LqAahI/" text:style-name="Internet_20_link" text:visited-style-name="Visited_20_Internet_20_Link">https://docs.google.com/document/d/1E_aW4KAnANTQRLFov8W6GwaKPuOoOudgvKbl-LqAahI/</text:a></text:p>
      <text:p text:style-name="P8"><text:span text:style-name="T4">t</text:span>his is an example with one or two sentences for each section. Your report should have one or more paragraphs of analysis for each section.</text:p>
      <text:p text:style-name="P8"/>
      <text:p text:style-name="P8"/>
      <text:p text:style-name="P9">Paper Title:</text:p>
      <text:p text:style-name="P8">Easily Accessible Text-to-Image Generation Amplifies Demographic Stereotypes at Large Scale </text:p>
      <text:p text:style-name="P8"/>
      <text:p text:style-name="P9">Paper Link:</text:p>
      <text:p text:style-name="P8"><text:a xlink:type="simple" xlink:href="https://dl.acm.org/doi/abs/10.1145/3593013.3594095" text:style-name="Internet_20_link" text:visited-style-name="Visited_20_Internet_20_Link">https://dl.acm.org/doi/abs/10.1145/3593013.3594095 </text:a></text:p>
      <text:p text:style-name="P8"/>
      <text:p text:style-name="P8"><text:span text:style-name="T1">1 Summary</text:span> </text:p>
      <text:p text:style-name="P9">1.1 Motivation</text:p>
      <text:p text:style-name="P8">This paper exposes weaknesses prevalent in text-to-image generation regarding demographic stereotypes.</text:p>
      <text:p text:style-name="P8"/>
      <text:p text:style-name="P9">1.2 Contribution</text:p>
      <text:p text:style-name="P8">The paper identified biases present in AI models. Furthermore, it indicated that guardrails were insufficient for reducing bias.</text:p>
      <text:p text:style-name="P8"/>
      <text:p text:style-name="P9">1.3 Methodology</text:p>
      <text:p text:style-name="P8">A set of prompts were provided. Some prompts were specific and some prompts were generic. Responses and their characteristics were noted.</text:p>
      <text:p text:style-name="P8"/>
      <text:p text:style-name="P9">1.4 Conclusion</text:p>
      <text:p text:style-name="P8">The results did not vary significantly between them.</text:p>
      <text:p text:style-name="P8"/>
      <text:p text:style-name="P10">2 Limitations</text:p>
      <text:p text:style-name="P9">2.1 First Limitation</text:p>
      <text:p text:style-name="P8">As the study was done based on prompts. Any issue with the given input may have limited the study.</text:p>
      <text:p text:style-name="P8"/>
      <text:p text:style-name="P9">2.2 Second Limitation</text:p>
      <text:p text:style-name="P8">The number of tools was limited. There may be other tools that have less of the issue.</text:p>
      <text:p text:style-name="P8"/>
      <text:p text:style-name="P9">3 Synthesis</text:p>
      <text:p text:style-name="P8">Many users use such tools. Many developers build other tools based on these tools. The issues found may be affecting society in various ways and perhaps teaching children biased knowledge.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20:30:30.084000000</meta:creation-date>
    <meta:editing-duration>P0D</meta:editing-duration>
    <meta:editing-cycles>1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22" meta:word-count="187" meta:character-count="1319" meta:non-whitespace-character-count="1151"/>
  </office:meta>
</office:document-meta>
</file>